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56292276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51141725452633"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65459646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51142203107615" text:continue-list="list151141725452633"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65459646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5114220310761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5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01T15:11:41.215864800</dc:date>
    <meta:editing-duration>P8DT7H31M57S</meta:editing-duration>
    <meta:editing-cycles>373</meta:editing-cycles>
    <meta:generator>LibreOffice/25.2.2.2$Windows_X86_64 LibreOffice_project/7370d4be9e3cf6031a51beef54ff3bda878e3fac</meta:generator>
    <meta:document-statistic meta:table-count="2" meta:image-count="5" meta:object-count="0" meta:page-count="55" meta:paragraph-count="825" meta:word-count="17828" meta:character-count="110126" meta:non-whitespace-character-count="92229"/>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